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1F0000063680020C693F67D9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7.20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0.912cm"/>
    </style:style>
    <style:style style:name="Tabela2.B" style:family="table-column">
      <style:table-column-properties style:column-width="0.788cm"/>
    </style:style>
    <style:style style:name="Tabela2.C" style:family="table-column">
      <style:table-column-properties style:column-width="1.104cm"/>
    </style:style>
    <style:style style:name="Tabela2.D" style:family="table-column">
      <style:table-column-properties style:column-width="0.695cm"/>
    </style:style>
    <style:style style:name="Tabela2.E" style:family="table-column">
      <style:table-column-properties style:column-width="0.434cm"/>
    </style:style>
    <style:style style:name="Tabela2.F" style:family="table-column">
      <style:table-column-properties style:column-width="1.967cm"/>
    </style:style>
    <style:style style:name="Tabela2.G" style:family="table-column">
      <style:table-column-properties style:column-width="1.304cm"/>
    </style:style>
    <style:style style:name="Tabela2.1" style:family="table-row">
      <style:table-row-properties style:min-row-height="1.302cm"/>
    </style:style>
    <style:style style:name="Tabela2.A1" style:family="table-cell">
      <style:table-cell-properties fo:padding="0cm" fo:border-left="none" fo:border-right="none" fo:border-top="none" fo:border-bottom="1pt solid #000000"/>
    </style:style>
    <style:style style:name="Tabela2.A2" style:family="table-cell">
      <style:table-cell-properties fo:padding="0cm" fo:border="none"/>
    </style:style>
    <style:style style:name="Tabela2.A11" style:family="table-cell">
      <style:table-cell-properties fo:padding="0cm" fo:border-left="none" fo:border-right="none" fo:border-top="1pt solid #000000" fo:border-bottom="none"/>
    </style:style>
    <style:style style:name="Tabela2.A17" style:family="table-cell">
      <style:table-cell-properties fo:padding="0.097cm" fo:border-left="none" fo:border-right="none" fo:border-top="none" fo:border-bottom="1pt solid #000000"/>
    </style:style>
    <style:style style:name="Tabela2.20" style:family="table-row">
      <style:table-row-properties style:min-row-height="0.328cm"/>
    </style:style>
    <style:style style:name="Tabela2.22" style:family="table-row">
      <style:table-row-properties style:min-row-height="0.4cm" fo:background-color="transparent" fo:keep-together="auto">
        <style:background-image/>
      </style:table-row-properties>
    </style:style>
    <style:style style:name="Tabela2.B2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27" style:family="table-row">
      <style:table-row-properties style:min-row-height="0.827cm"/>
    </style:style>
    <style:style style:name="Tabela2.28" style:family="table-row">
      <style:table-row-properties style:min-row-height="0.369cm"/>
    </style:style>
    <style:style style:name="Tabela2.A28" style:family="table-cell">
      <style:table-cell-properties fo:padding="0.097cm" fo:border="none"/>
    </style:style>
    <style:style style:name="Tabela2.29" style:family="table-row">
      <style:table-row-properties style:min-row-height="0.369cm"/>
    </style:style>
    <style:style style:name="Tabela2.30" style:family="table-row">
      <style:table-row-properties style:min-row-height="0.369cm"/>
    </style:style>
    <style:style style:name="Tabela2.A30" style:family="table-cell">
      <style:table-cell-properties fo:padding="0.097cm" fo:border="none"/>
    </style:style>
    <style:style style:name="Tabela2.31" style:family="table-row">
      <style:table-row-properties style:min-row-height="0.369cm"/>
    </style:style>
    <style:style style:name="Tabela2.A31" style:family="table-cell">
      <style:table-cell-properties fo:padding="0.097cm" fo:border="none"/>
    </style:style>
    <style:style style:name="Tabela2.32" style:family="table-row">
      <style:table-row-properties style:min-row-height="0.369cm"/>
    </style:style>
    <style:style style:name="Tabela2.33" style:family="table-row">
      <style:table-row-properties style:min-row-height="0.369cm"/>
    </style:style>
    <style:style style:name="Tabela2.A33" style:family="table-cell">
      <style:table-cell-properties fo:padding="0.097cm" fo:border="none"/>
    </style:style>
    <style:style style:name="Tabela2.34" style:family="table-row">
      <style:table-row-properties style:min-row-height="0.369cm"/>
    </style:style>
    <style:style style:name="Tabela2.A34" style:family="table-cell">
      <style:table-cell-properties fo:padding="0.097cm" fo:border-left="none" fo:border-right="none" fo:border-top="1pt solid #000000" fo:border-bottom="1pt solid #000000"/>
    </style:style>
    <style:style style:name="Tabela2.35" style:family="table-row">
      <style:table-row-properties style:min-row-height="0.369cm"/>
    </style:style>
    <style:style style:name="Tabela2.36" style:family="table-row">
      <style:table-row-properties style:min-row-height="0.369cm"/>
    </style:style>
    <style:style style:name="Tabela2.37" style:family="table-row">
      <style:table-row-properties style:min-row-height="0.369cm"/>
    </style:style>
    <style:style style:name="Tabela2.38" style:family="table-row">
      <style:table-row-properties style:min-row-height="0.369cm"/>
    </style:style>
    <style:style style:name="Tabela2.39" style:family="table-row">
      <style:table-row-properties style:min-row-height="0.369cm"/>
    </style:style>
    <style:style style:name="Tabela2.40" style:family="table-row">
      <style:table-row-properties style:min-row-height="0.258cm"/>
    </style:style>
    <style:style style:name="Tabela2.42" style:family="table-row">
      <style:table-row-properties style:min-row-height="0.369cm"/>
    </style:style>
    <style:style style:name="Tabela2.43" style:family="table-row">
      <style:table-row-properties style:min-row-height="0.369cm"/>
    </style:style>
    <style:style style:name="Tabela2.44" style:family="table-row">
      <style:table-row-properties style:min-row-height="0.369cm"/>
    </style:style>
    <style:style style:name="P1" style:family="paragraph" style:parent-style-name="Preformatted_20_Text">
      <style:paragraph-properties fo:text-align="start" style:justify-single-word="false"/>
    </style:style>
    <style:style style:name="P2" style:family="paragraph" style:parent-style-name="Preformatted_20_Text">
      <style:paragraph-properties fo:text-align="end" style:justify-single-word="false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" fo:font-size="6pt" fo:font-weight="normal" style:font-size-asian="6pt" style:font-weight-asian="normal" style:font-size-complex="6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" fo:font-size="6pt" fo:font-weight="bold" style:font-size-asian="6pt" style:font-weight-asian="bold" style:font-size-complex="6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style:font-name-asian="Nimbus Mono L" style:font-size-asian="8pt" style:font-weight-asian="bold" style:font-name-complex="Liberation Mono" style:font-size-complex="8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P9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P10" style:family="paragraph" style:parent-style-name="Preformatted_20_Text">
      <style:paragraph-properties fo:text-align="end" style:justify-single-word="false"/>
      <style:text-properties fo:color="#000000" style:font-name="Liberation Sans" fo:font-size="8pt" fo:font-weight="normal" style:font-name-asian="Nimbus Mono L" style:font-size-asian="8pt" style:font-weight-asian="normal" style:font-name-complex="Liberation Mono" style:font-size-complex="8pt" style:font-weight-complex="normal"/>
    </style:style>
    <style:style style:name="P11" style:family="paragraph" style:parent-style-name="Preformatted_20_Text">
      <style:paragraph-properties fo:text-align="center" style:justify-single-word="false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ans" fo:font-size="7pt" style:font-size-asian="7pt" style:font-size-complex="7pt"/>
    </style:style>
    <style:style style:name="P15" style:family="paragraph" style:parent-style-name="Standard">
      <style:paragraph-properties style:shadow="none">
        <style:tab-stops/>
      </style:paragraph-properties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Frame_20_contents">
      <style:paragraph-properties fo:text-align="end" style:justify-single-word="false"/>
    </style:style>
    <style:style style:name="P18" style:family="paragraph" style:parent-style-name="Preformatted_20_Text">
      <style:paragraph-properties fo:margin-left="0cm" fo:margin-right="-0.199cm" fo:margin-top="0cm" fo:margin-bottom="0cm" fo:text-align="start" style:justify-single-word="false" fo:text-indent="0cm" style:auto-text-indent="false" style:vertical-align="bottom"/>
    </style:style>
    <style:style style:name="P19" style:family="paragraph" style:parent-style-name="Preformatted_20_Text">
      <style:paragraph-properties fo:margin-top="0.049cm" fo:margin-bottom="0cm" style:writing-mode="page"/>
    </style:style>
    <style:style style:name="P20" style:family="paragraph" style:parent-style-name="Preformatted_20_Text">
      <style:paragraph-properties fo:margin-left="0cm" fo:margin-right="0.101cm" fo:margin-top="0.049cm" fo:margin-bottom="0cm" fo:text-align="start" style:justify-single-word="false" fo:text-indent="0cm" style:auto-text-indent="false" style:vertical-align="bottom" style:writing-mode="page"/>
      <style:text-properties fo:color="#000000" style:font-name="Liberation Sans" fo:font-size="6pt" fo:font-weight="normal" fo:background-color="transparent" style:font-name-asian="Nimbus Mono L" style:font-size-asian="6pt" style:font-weight-asian="normal" style:font-name-complex="Liberation Mono" style:font-size-complex="6pt" style:font-weight-complex="normal"/>
    </style:style>
    <style:style style:name="P21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10.5pt" fo:font-weight="bold" style:font-name-asian="Nimbus Mono L" style:font-size-asian="10.5pt" style:font-weight-asian="bold" style:font-name-complex="Liberation Mono" style:font-size-complex="10.5pt" style:font-weight-complex="bold"/>
    </style:style>
    <style:style style:name="P22" style:family="paragraph" style:parent-style-name="Preformatted_20_Text">
      <style:paragraph-properties fo:margin-left="0.049cm" fo:margin-right="0cm" fo:text-align="start" style:justify-single-word="false" fo:text-indent="0cm" style:auto-text-indent="false" style:writing-mode="page"/>
      <style:text-properties fo:color="#000000" style:font-name="Liberation Sans" fo:font-size="7pt" fo:font-weight="normal" style:font-size-asian="7pt" style:font-weight-asian="normal" style:font-size-complex="7pt" style:font-weight-complex="normal"/>
    </style:style>
    <style:style style:name="P23" style:family="paragraph" style:parent-style-name="Preformatted_20_Text">
      <style:paragraph-properties fo:margin-left="0.049cm" fo:margin-right="0cm" fo:margin-top="0cm" fo:margin-bottom="0cm" fo:text-align="start" style:justify-single-word="false" fo:text-indent="0cm" style:auto-text-indent="false" style:vertical-align="bottom" style:writing-mode="page"/>
      <style:text-properties fo:color="#000000" style:font-name="Liberation Sans" fo:font-size="7pt" fo:font-weight="bold" style:font-name-asian="Nimbus Mono L" style:font-size-asian="7pt" style:font-weight-asian="bold" style:font-name-complex="Liberation Mono" style:font-size-complex="7pt" style:font-weight-complex="bold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P25" style:family="paragraph" style:parent-style-name="Preformatted_20_Text">
      <style:paragraph-properties fo:text-align="center" style:justify-single-word="false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style:font-name="Liberation Sans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000000" style:font-name="Liberation Sans" fo:font-size="8pt" fo:font-weight="normal" style:font-size-asian="8pt" style:font-weight-asian="normal" style:font-size-complex="8pt" style:font-weight-complex="normal"/>
    </style:style>
    <style:style style:name="T4" style:family="text">
      <style:text-properties fo:color="#000000" style:font-name="Liberation Sans" fo:font-size="6pt" fo:font-weight="normal" style:font-name-asian="Nimbus Mono L" style:font-size-asian="6pt" style:font-weight-asian="normal" style:font-name-complex="Liberation Mono" style:font-size-complex="6pt" style:font-weight-complex="normal"/>
    </style:style>
    <style:style style:name="T5" style:family="text">
      <style:text-properties fo:color="#000000" style:font-name="Liberation Sans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font-name="Liberation Sans" fo:font-size="6pt" style:text-underline-style="solid" style:text-underline-type="double" style:text-underline-width="auto" style:text-underline-color="font-color" fo:font-weight="normal" style:font-name-asian="Nimbus Mono L" style:font-size-asian="6pt" style:font-weight-asian="normal" style:font-name-complex="Liberation Mono" style:font-size-complex="6pt" style:font-weight-complex="normal"/>
    </style:style>
    <style:style style:name="T7" style:family="text">
      <style:text-properties fo:color="#000000" style:font-name="Liberation Sans" fo:font-size="7pt" fo:font-weight="normal" style:font-size-asian="7pt" style:font-weight-asian="normal" style:font-size-complex="7pt" style:font-weight-complex="normal"/>
    </style:style>
    <style:style style:name="T8" style:family="text">
      <style:text-properties fo:color="#000000" style:font-name="Liberation Sans" fo:font-size="7pt" style:text-underline-style="none" fo:font-weight="normal" style:font-size-asian="7pt" style:font-weight-asian="normal" style:font-size-complex="7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Liberation Sans" fo:font-size="8pt" style:font-size-asian="8pt" style:font-size-complex="8pt"/>
    </style:style>
    <style:style style:name="T11" style:family="text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T12" style:family="text">
      <style:text-properties style:font-name="Liberation Sans" fo:font-size="8pt" fo:font-weight="bold" style:font-size-asian="8pt" style:font-weight-asian="bold" style:font-size-complex="8pt" style:font-weight-complex="bold"/>
    </style:style>
    <style:style style:name="T13" style:family="text">
      <style:text-properties style:font-name="Liberation Sans" fo:font-size="6pt" style:font-size-asian="6pt" style:font-size-complex="6pt"/>
    </style:style>
    <style:style style:name="T14" style:family="text">
      <style:text-properties style:font-name="Liberation Sans" fo:font-size="7pt" style:font-size-asian="7pt" style:font-size-complex="7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-content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baseline" draw:fill-image-width="0cm" draw:fill-image-height="0cm" fo:padding="0cm" fo:border="none" style:shadow="none" draw:shadow-opacity="100%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rticipante_razao_social" text:name="py3o.objects.participante_razao_social"/>
        <text:user-field-decl office:value-type="string" office:string-value="Participante Endereco completo" text:name="py3o.objects.participante_id.endereco_completo"/>
        <text:user-field-decl office:value-type="string" office:string-value="Nome da empresa" text:name="py3o.o.empresa_id.nome"/>
        <text:user-field-decl office:value-type="string" office:string-value="Nome da fantasia" text:name="py3o.o.empresa_id.fantasia"/>
        <text:user-field-decl office:value-type="string" office:string-value="Razao social" text:name="py3o.o.empresa_id.razao_social"/>
        <text:user-field-decl office:value-type="string" office:string-value="Endereco completo" text:name="py3o.o.empresa_id.endereco_completo"/>
        <text:user-field-decl office:value-type="string" office:string-value="ie" text:name="py3o.o.empresa_id.ie"/>
        <text:user-field-decl office:value-type="string" office:string-value="cnpj_cpf" text:name="py3o.o.empresa_id.cnpj_cpf"/>
        <text:user-field-decl office:value-type="string" office:string-value="Numero" text:name="py3o.o.numero"/>
        <text:user-field-decl office:value-type="string" office:string-value="participante_razao_social" text:name="py3o.o.participante_razao_social"/>
        <text:user-field-decl office:value-type="string" office:string-value="data_hora_emissao" text:name="py3o.o.data_hora_emissao"/>
        <text:user-field-decl office:value-type="string" office:string-value="chave" text:name="py3o.o.chave"/>
        <text:user-field-decl office:value-type="string" office:string-value="Participante Endereco completo" text:name="py3o.o.participante_id.endereco_completo"/>
        <text:user-field-decl office:value-type="string" office:string-value="participante_cnpj_cpf" text:name="py3o.o.participante_cnpj_cpf"/>
        <text:user-field-decl office:value-type="string" office:string-value="desc" text:name="py3o.j.produto_nome"/>
        <text:user-field-decl office:value-type="string" office:string-value="#" text:name="py3o.i"/>
        <text:user-field-decl office:value-type="string" office:string-value="qtd" text:name="py3o.j.quantidade"/>
        <text:user-field-decl office:value-type="string" office:string-value="UND" text:name="py3o.j.unidade_id.codigo"/>
        <text:user-field-decl office:value-type="string" office:string-value="cod" text:name="py3o.j.produto_codigo"/>
        <text:user-field-decl office:value-type="string" office:string-value="Nº serie eq sat" text:name="py3o.o.serie"/>
        <text:user-field-decl office:value-type="string" office:string-value="cfe_code128" text:name="py3o.o.cfe_code128"/>
        <text:user-field-decl office:value-type="string" office:string-value="consulta_qr_code" text:name="py3o.o.configuracoes_pdv.site_consulta_qrcode"/>
        <text:user-field-decl office:value-type="string" office:string-value="site_empresa" text:name="py3o.o.empresa_id.site"/>
        <text:user-field-decl office:value-type="string" office:string-value="valor_pago" text:name="py3o.p.valor"/>
        <text:user-field-decl office:value-type="string" office:string-value="forma_pagamento" text:name="py3o.p.condicao_pagamento_id.forma_pagamento"/>
        <text:user-field-decl office:value-type="string" office:string-value="valor_troco" text:name="py3o.p.troco"/>
        <text:user-field-decl office:value-type="string" office:string-value="COD" text:name="py3o.j.produto_id.codigo"/>
      </text:user-field-decls>
      <text:p text:style-name="P24"><text:a xlink:type="simple" xlink:href="py3o://for=%22obj%20in%20objects%22" text:style-name="Internet_20_link" text:visited-style-name="Visited_20_Internet_20_Link"><text:span text:style-name="T10">for="obj in objects"</text:span></text:a></text:p>
      <text:p text:style-name="P15"><text:a xlink:type="simple" xlink:href="py3o://with=%22lang=obj.partner_id.lang%20or%20'pt_BR'%22" text:style-name="Internet_20_link" text:visited-style-name="Visited_20_Internet_20_Link"><text:span text:style-name="T10">with="lang=obj.partner_id.lang or 'pt_BR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0">with="o=obj.with_context(lang=lang)"</text:span></text:a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2" office:value-type="string">
            <text:p text:style-name="P10"><draw:frame draw:style-name="fr1" draw:name="py3o.image(o.empresa_id.logo_cfe, 'jpeg', height='1.5cm', isb64=True)" text:anchor-type="paragraph" svg:width="1.393cm" draw:z-index="4"><draw:text-box fo:min-height="1.326cm"><text:p text:style-name="P17"/></draw:text-box></draw:frame></text:p>
          </table:table-cell>
          <table:covered-table-cell/>
          <table:table-cell table:style-name="Tabela2.A1" table:number-columns-spanned="5" office:value-type="string">
            <text:p text:style-name="P21"><text:user-field-get text:name="py3o.o.empresa_id.fantasia">Nome da fantasia</text:user-field-get></text:p>
            <text:p text:style-name="P22"><text:user-field-get text:name="py3o.o.empresa_id.razao_social">Razao social</text:user-field-get></text:p>
            <text:p text:style-name="P22"><text:user-field-get text:name="py3o.o.empresa_id.endereco_completo">Endereco completo</text:user-field-get></text:p>
            <text:p text:style-name="P23">CNPJ:<text:span text:style-name="T9"> </text:span><text:span text:style-name="T9"><text:user-field-get text:name="py3o.o.empresa_id.cnpj_cpf">cnpj_cpf</text:user-field-get></text:span><text:span text:style-name="T9"> <text:s text:c="2"/></text:span>IE:<text:span text:style-name="T9"> </text:span><text:span text:style-name="T9"><text:user-field-get text:name="py3o.o.empresa_id.ie">ie</text:user-field-ge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if=%22o.situacao_nfe=='cancelada'%22" text:style-name="Internet_20_link" text:visited-style-name="Visited_20_Internet_20_Link"><text:span text:style-name="T10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1"><text:span text:style-name="T2">EXTRATO Nº:</text:span><text:span text:style-name="T3"> </text:span><text:a xlink:type="simple" xlink:href="py3o://function=%22formatLang(o.num_cfe_cancelamento,%20digits=0)%22" text:style-name="Internet_20_link" text:visited-style-name="Visited_20_Internet_20_Link">function="formatLang(o.num_cfe_cancelamento, digits=0)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if=%22o.situacao_nfe=='autorizada'%22" text:style-name="Internet_20_link" text:visited-style-name="Visited_20_Internet_20_Link"><text:span text:style-name="T10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1"><text:span text:style-name="T2">EXTRATO Nº:</text:span><text:span text:style-name="T3"> </text:span><text:a xlink:type="simple" xlink:href="py3o://function=%22formatLang(o.numero,%20digits=0)%22" text:style-name="Internet_20_link" text:visited-style-name="Visited_20_Internet_20_Link">function="formatLang(o.numero, digits=0)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5">CUPOM FISCAL ELETRÔNICO – S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if=%22o.situacao_nfe=='cancelada'%22" text:style-name="Internet_20_link" text:visited-style-name="Visited_20_Internet_20_Link"><text:span text:style-name="T10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5">CANCEL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7" office:value-type="string">
            <text:p text:style-name="P12">DADOS DO CUPOM FISCAL ELETRÔNICO CANCEL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a2.A2" table:number-columns-spanned="7" office:value-type="string">
            <text:p text:style-name="P18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if=%22o.situacao_nfe=='autorizada'%22" text:style-name="Internet_20_link" text:visited-style-name="Visited_20_Internet_20_Link"><text:span text:style-name="T10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if=%22o.participante_cnpj_cpf%22" text:style-name="Internet_20_link" text:visited-style-name="Visited_20_Internet_20_Link"><text:span text:style-name="T3">if="o.participante_cnpj_cpf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7" table:number-columns-spanned="7" office:value-type="string">
            <text:p text:style-name="P13"><text:span text:style-name="T1">CNPJ/CPF DO CONSUMIDOR: </text:span><text:span text:style-name="T1"><text:user-field-get text:name="py3o.o.participante_cnpj_cpf">participante_cnpj_cpf</text:user-field-get></text:span></text:p>
            <text:p text:style-name="P13"><text:span text:style-name="T1">Razão Social/Nome: </text:span><text:span text:style-name="T1"><text:user-field-get text:name="py3o.o.participante_razao_social">participante_razao_social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" table:number-columns-spanned="7" office:value-type="string">
            <text:p text:style-name="P1"><text:a xlink:type="simple" xlink:href="py3o://if=%22o.situacao_nfe=='autorizada'%22" text:style-name="Internet_20_link" text:visited-style-name="Visited_20_Internet_20_Link"><text:span text:style-name="T10">if="o.situacao_nfe=='autoriz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1" table:number-columns-spanned="7" office:value-type="string">
            <text:p text:style-name="P4">#|COD|DESC <text:s text:c="21"/>|QTD|UN| VL UN R$|(VLTR R$)*| VL ITEM R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for=%22i,%20j%20in%20enumerate(o.item_ids,%20start=1)%22" text:style-name="Internet_20_link" text:visited-style-name="Visited_20_Internet_20_Link"><text:span text:style-name="T3">for="i, j in enumerate(o.item_ids, start=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office:value-type="string">
            <text:p text:style-name="P19"><text:span text:style-name="T4"><text:user-field-get text:name="py3o.i">#</text:user-field-get></text:span><text:span text:style-name="T4"> </text:span><text:span text:style-name="T4"><text:print-time style:data-style-name="N0"/></text:span><text:span text:style-name="T4"><text:user-field-get text:name="py3o.j.produto_id.codigo">COD</text:user-field-get></text:span><text:span text:style-name="T4"> </text:span></text:p>
          </table:table-cell>
          <table:table-cell table:style-name="Tabela2.B22" table:number-columns-spanned="4" office:value-type="string">
            <text:p text:style-name="P20"><text:user-field-get text:name="py3o.j.produto_nome">desc</text:user-field-get></text:p>
          </table:table-cell>
          <table:covered-table-cell/>
          <table:covered-table-cell/>
          <table:covered-table-cell/>
          <table:table-cell table:style-name="Tabela2.A2" office:value-type="string">
            <text:p text:style-name="P2"><text:span text:style-name="T4"><text:user-field-get text:name="py3o.j.quantidade">qtd</text:user-field-get></text:span><text:span text:style-name="T4"> </text:span><text:span text:style-name="T4"><text:user-field-get text:name="py3o.j.unidade_id.codigo">UND</text:user-field-get></text:span><text:span text:style-name="T4"> X </text:span><text:a xlink:type="simple" xlink:href="py3o://function=%22formatLang(j.vr_unitario,%20monetary=True)%20+%20'%20(%20'%20+%20formatLang(j.vr_ibpt,%20monetary=True)%20+%20')'%22" text:style-name="Internet_20_link" text:visited-style-name="Visited_20_Internet_20_Link"><text:span text:style-name="T6">function="formatLang(j.vr_unitario, monetary=True) + ' ( ' + formatLang(j.vr_ibpt, monetary=True) + ')'"</text:span></text:a></text:p>
          </table:table-cell>
          <table:table-cell table:style-name="Tabela2.A2" office:value-type="string">
            <text:p text:style-name="P2"><text:span text:style-name="T13"><text:s text:c="2"/></text:span><text:a xlink:type="simple" xlink:href="py3o://function=%22formatLang(j.vr_nf,%20monetary=True)%22" text:style-name="Internet_20_link" text:visited-style-name="Visited_20_Internet_20_Link"><text:span text:style-name="T13">function="formatLang(j.vr_nf, monetary=True)"</text:span></text:a></text:p>
          </table:table-cell>
        </table:table-row>
        <table:table-row table:style-name="Tabela2.22">
          <table:table-cell table:style-name="Tabela2.A2" table:number-columns-spanned="7" office:value-type="string">
            <text:p text:style-name="P19"><text:a xlink:type="simple" xlink:href="py3o://if=%22j.infcomplementar%20!=%20False%22" text:style-name="Internet_20_link" text:visited-style-name="Visited_20_Internet_20_Link"><text:span text:style-name="T13">if="j.infcomplementar != Fals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table:number-columns-spanned="7" office:value-type="string">
            <text:p text:style-name="P19"><text:span text:style-name="T13"><text:s/></text:span><text:a xlink:type="simple" xlink:href="py3o://function=%22j._monta_informacoes_adicionais()%22" text:style-name="Internet_20_link" text:visited-style-name="Visited_20_Internet_20_Link"><text:span text:style-name="T13">function="j._monta_informacoes_adicionais(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" table:number-columns-spanned="7" office:value-type="string">
            <text:p text:style-name="P19"><text:a xlink:type="simple" xlink:href="py3o:///if" text:style-name="Internet_20_link" text:visited-style-name="Visited_20_Internet_20_Link"><text:span text:style-name="T1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table:number-columns-spanned="7" office:value-type="string">
            <text:p text:style-name="P1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7">
          <table:table-cell table:style-name="Tabela2.A11" table:number-columns-spanned="3" office:value-type="string">
            <text:p text:style-name="P7">TOTAL R$</text:p>
          </table:table-cell>
          <table:covered-table-cell/>
          <table:covered-table-cell/>
          <table:table-cell table:style-name="Tabela2.A11" table:number-columns-spanned="4" office:value-type="string">
            <text:p text:style-name="P2"><text:span text:style-name="T11"><text:s/></text:span><text:a xlink:type="simple" xlink:href="py3o://function=%22formatLang(o.vr_nf,%20monetary=True)%22" text:style-name="Internet_20_link" text:visited-style-name="Visited_20_Internet_20_Link"><text:span text:style-name="T11">function="formatLang(o.vr_nf, monetary=True)"</text:span></text:a></text:p>
          </table:table-cell>
          <table:covered-table-cell/>
          <table:covered-table-cell/>
          <table:covered-table-cell/>
        </table:table-row>
        <text:soft-page-break/>
        <table:table-row table:style-name="Tabela2.28">
          <table:table-cell table:style-name="Tabela2.A28" table:number-columns-spanned="7" office:value-type="string">
            <text:p text:style-name="P1"><text:a xlink:type="simple" xlink:href="py3o://for=%22p%20in%20o.pagamento_ids%22" text:style-name="Internet_20_link" text:visited-style-name="Visited_20_Internet_20_Link"><text:span text:style-name="T5">for="p in o.pagamento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9">
          <table:table-cell table:style-name="Tabela2.A2" table:number-columns-spanned="4" office:value-type="string">
            <text:p text:style-name="P1"><text:span text:style-name="T5"><text:s/></text:span><text:a xlink:type="simple" xlink:href="py3o://function=%22meio_pagamento(p.condicao_pagamento_id.forma_pagamento)%22" text:style-name="Internet_20_link" text:visited-style-name="Visited_20_Internet_20_Link"><text:span text:style-name="T15">function="meio_pagamento(p.condicao_pagamento_id.forma_pagamento)"</text:span></text:a><text:bookmark text:name="__DdeLink__557_1842548441"/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2"><text:span text:style-name="T8"><text:s/></text:span><text:a xlink:type="simple" xlink:href="py3o://function=%22formatLang(p.valor,%20monetary=True)%22" text:style-name="Internet_20_link" text:visited-style-name="Visited_20_Internet_20_Link"><text:span text:style-name="T14">function="formatLang(p.valor, monetary=True)"</text:span></text:a></text:p>
          </table:table-cell>
          <table:covered-table-cell/>
          <table:covered-table-cell/>
        </table:table-row>
        <table:table-row table:style-name="Tabela2.30">
          <table:table-cell table:style-name="Tabela2.A31" table:number-columns-spanned="7" office:value-type="string">
            <text:p text:style-name="P1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1">
          <table:table-cell table:style-name="Tabela2.A31" table:number-columns-spanned="7" office:value-type="string">
            <text:p text:style-name="P1"><text:a xlink:type="simple" xlink:href="py3o://if=%22o.vr_troco%22" text:style-name="Internet_20_link" text:visited-style-name="Visited_20_Internet_20_Link"><text:span text:style-name="T14">if="o.vr_troco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2">
          <table:table-cell table:style-name="Tabela2.A2" table:number-columns-spanned="4" office:value-type="string">
            <text:p text:style-name="P14"><text:s/>Troco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2"><text:span text:style-name="T14"><text:s/></text:span><text:a xlink:type="simple" xlink:href="py3o://function=%22formatLang(o.vr_troco,%20monetary=True)%22" text:style-name="Internet_20_link" text:visited-style-name="Visited_20_Internet_20_Link"><text:span text:style-name="T14">function="formatLang(o.vr_troco, monetary=True)"</text:span></text:a></text:p>
          </table:table-cell>
          <table:covered-table-cell/>
          <table:covered-table-cell/>
        </table:table-row>
        <table:table-row table:style-name="Tabela2.33">
          <table:table-cell table:style-name="Tabela2.A33" table:number-columns-spanned="7" office:value-type="string">
            <text:p text:style-name="P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4">
          <table:table-cell table:style-name="Tabela2.A34" table:number-columns-spanned="7" office:value-type="string">
            <text:p text:style-name="P6">DADOS PARA ENTREGA</text:p>
            <text:p text:style-name="P8">Endereço: <text:user-field-get text:name="py3o.objects.participante_id.endereco_completo">Participante Endereco completo</text:user-field-get></text:p>
            <text:p text:style-name="P8">Destinatário: <text:user-field-get text:name="py3o.objects.participante_razao_social">participante_razao_socia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5">
          <table:table-cell table:style-name="Tabela2.A1" table:number-columns-spanned="7" office:value-type="string">
            <text:p text:style-name="P8">OBSERVAÇÕES DO CONTRIBUINTE</text:p>
            <text:p text:style-name="P8">* Valor aproximado dos tributos fonte:IBPT</text:p>
            <text:p text:style-name="P1"><text:span text:style-name="T3"><text:s/></text:span><text:a xlink:type="simple" xlink:href="py3o://function=%22o._monta_informacoes_adicionais()%20or%20''%22" text:style-name="Internet_20_link" text:visited-style-name="Visited_20_Internet_20_Link">function="o._monta_informacoes_adicionais() or ''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6">
          <table:table-cell table:style-name="Tabela2.A2" table:number-columns-spanned="7" office:value-type="string">
            <text:p text:style-name="P1"><text:a xlink:type="simple" xlink:href="py3o:///if" text:style-name="Internet_20_link" text:visited-style-name="Visited_20_Internet_20_Link"><text:span text:style-name="T10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2" table:number-columns-spanned="7" office:value-type="string">
            <text:p text:style-name="P11"><text:span text:style-name="T3">SAT Nº: </text:span><text:span text:style-name="T3"><text:user-field-get text:name="py3o.o.serie">Nº serie eq sat</text:user-field-get></text:span></text:p>
            <text:p text:style-name="P11"><text:span text:style-name="T3"><text:s/></text:span><text:a xlink:type="simple" xlink:href="py3o://function=%22format_date(formata_data(o,o.data_hora_emissao),%20'%25d/%25m/%25Y%20%25H:%25M:%25S')%22" text:style-name="Internet_20_link" text:visited-style-name="Visited_20_Internet_20_Link">function="format_date(formata_data(o,o.data_hora_emissao), '%d/%m/%Y %H:%M:%S')"</text:a></text:p>
            <text:p text:style-name="P11"><text:soft-page-break/></text:p>
            <text:p text:style-name="P11"><text:span text:style-name="T13"><text:s/></text:span><text:a xlink:type="simple" xlink:href="py3o://function=%22'%20'.join(ChaveCFeSAT('CFe'%20+%20o.chave).partes())%22" text:style-name="Internet_20_link" text:visited-style-name="Visited_20_Internet_20_Link"><text:span text:style-name="T13">function="' '.join(ChaveCFeSAT('CFe' + o.chave).partes()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8">
          <table:table-cell table:style-name="Tabela2.A2" table:number-columns-spanned="7" office:value-type="string">
            <text:p text:style-name="P9"><draw:frame draw:style-name="fr2" draw:name="py3o.image(o.cfe_code128, 'png', isb64=True)" text:anchor-type="as-char" svg:width="7.197cm" svg:height="0.836cm" draw:z-index="0"><draw:text-box><text:p text:style-name="P16"/></draw:text-box></draw:frame></text:p>
            <text:p text:style-name="P9"><draw:frame draw:style-name="fr3" draw:name="py3o.image(o.cfe_qrcode, 'png',isb64=True)" text:anchor-type="as-char" svg:width="3.161cm" svg:height="3.228cm" draw:z-index="1"><draw:text-box><text:p text:style-name="P16"/></draw:text-box></draw:frame></text:p>
            <text:p text:style-name="P11"><text:a xlink:type="simple" xlink:href="py3o://if=%22o.configuracoes_pdv%22" text:style-name="Internet_20_link" text:visited-style-name="Visited_20_Internet_20_Link"><text:span text:style-name="T3">if="o.configuracoes_pdv"</text:span></text:a></text:p>
            <text:p text:style-name="P9">Consultar o QR code no site: <text:user-field-get text:name="py3o.o.configuracoes_pdv.site_consulta_qrcode">consulta_qr_code</text:user-field-get></text:p>
            <text:p text:style-name="P3"><text:a xlink:type="simple" xlink:href="py3o:///if" text:style-name="Internet_20_link" text:visited-style-name="Visited_20_Internet_20_Link"><text:span text:style-name="T16">/if</text:span></text:a></text:p>
            <text:p text:style-name="P9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9">
          <table:table-cell table:style-name="Tabela2.A2" table:number-columns-spanned="7" office:value-type="string">
            <text:p text:style-name="P1"><text:a xlink:type="simple" xlink:href="py3o://if=%22o.situacao_nfe=='cancelada'%22" text:style-name="Internet_20_link" text:visited-style-name="Visited_20_Internet_20_Link"><text:span text:style-name="T12">if="o.situacao_nfe=='cancelada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0">
          <table:table-cell table:style-name="Tabela2.A2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11" table:number-columns-spanned="7" office:value-type="string">
            <text:p text:style-name="P12">DADOS DO CUPOM FISCAL ELETRÔNICO DE CANCEL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2">
          <table:table-cell table:style-name="Tabela2.A2" table:number-columns-spanned="7" office:value-type="string">
            <text:p text:style-name="P9"/>
            <text:p text:style-name="P9">SAT Nº: <text:user-field-get text:name="py3o.o.serie">Nº serie eq sat</text:user-field-get></text:p>
            <text:p text:style-name="P11"><text:a xlink:type="simple" xlink:href="py3o://if=%22o.data_hora_cancelamento%22" text:style-name="Internet_20_link" text:visited-style-name="Visited_20_Internet_20_Link"><text:span text:style-name="T3">if="o.data_hora_cancelamento"</text:span></text:a></text:p>
            <text:p text:style-name="P9"><text:soft-page-break/><text:s/></text:p>
            <text:p text:style-name="P11"><text:a xlink:type="simple" xlink:href="py3o://function=%22format_date(o.data_hora_cancelamento,%20'%25d/%25m/%25Y%20%25H:%25M:%25S')%22" text:style-name="Internet_20_link" text:visited-style-name="Visited_20_Internet_20_Link">function="format_date(o.data_hora_cancelamento, '%d/%m/%Y %H:%M:%S')"</text:a></text:p>
            <text:p text:style-name="P11"><text:a xlink:type="simple" xlink:href="py3o:///if" text:style-name="Internet_20_link" text:visited-style-name="Visited_20_Internet_20_Link"><text:span text:style-name="T7">/if</text:span></text:a></text:p>
            <text:p text:style-name="P11"><text:span text:style-name="T5"><text:s/></text:span><text:a xlink:type="simple" xlink:href="py3o://function=%22'%20'.join(ChaveCFeSAT('CFe'+o.chave_cancelamento).partes())%22" text:style-name="Internet_20_link" text:visited-style-name="Visited_20_Internet_20_Link">function="' '.join(ChaveCFeSAT('CFe'+o.chave_cancelamento).partes())"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3">
          <table:table-cell table:style-name="Tabela2.A2" table:number-columns-spanned="7" office:value-type="string">
            <text:p text:style-name="P9"><draw:frame draw:style-name="fr2" draw:name="py3o.image(o.cfe_cancelamento_code128, 'png', isb64=True)" text:anchor-type="as-char" svg:width="7.176cm" svg:height="0.847cm" draw:z-index="2"><draw:text-box><text:p text:style-name="P16"/></draw:text-box></draw:frame></text:p>
            <text:p text:style-name="P9"><draw:frame draw:style-name="fr4" draw:name="py3o.image(o.cfe_cancelamento_qrcode, 'png',isb64=True)" text:anchor-type="as-char" svg:width="3.254cm" svg:height="3.122cm" draw:z-index="3"><draw:text-box><text:p text:style-name="P16"/></draw:text-box></draw:frame></text:p>
            <text:p text:style-name="P11"><text:a xlink:type="simple" xlink:href="py3o://if=%22o.configuracoes_pdv%22" text:style-name="Internet_20_link" text:visited-style-name="Visited_20_Internet_20_Link"><text:span text:style-name="T3">if="o.configuracoes_pdv"</text:span></text:a></text:p>
            <text:p text:style-name="P9">Consultar o QR code no site: <text:user-field-get text:name="py3o.o.configuracoes_pdv.site_consulta_qrcode">consulta_qr_code</text:user-field-get></text:p>
            <text:p text:style-name="P3"><text:a xlink:type="simple" xlink:href="py3o:///if" text:style-name="Internet_20_link" text:visited-style-name="Visited_20_Internet_20_Link"><text:span text:style-name="T16">/if</text:span></text:a></text:p>
            <text:p text:style-name="P9"><text:user-field-get text:name="py3o.o.empresa_id.site">site_empres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44">
          <table:table-cell table:style-name="Tabela2.A2" table:number-columns-spanned="7" office:value-type="string">
            <text:p text:style-name="P11"><text:a xlink:type="simple" xlink:href="py3o:///if" text:style-name="Internet_20_link" text:visited-style-name="Visited_20_Internet_20_Link"><text:span text:style-name="T3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a xlink:type="simple" xlink:href="py3o:///with" text:style-name="Internet_20_link" text:visited-style-name="Visited_20_Internet_20_Link"><text:span text:style-name="T10">/with</text:span></text:a></text:p>
      <text:p text:style-name="Standard"><text:a xlink:type="simple" xlink:href="py3o:///with" text:style-name="Internet_20_link" text:visited-style-name="Visited_20_Internet_20_Link"><text:span text:style-name="T10">/with</text:span></text:a></text:p>
      <text:p text:style-name="P15"><text:a xlink:type="simple" xlink:href="py3o:///for" text:style-name="Internet_20_link" text:visited-style-name="Visited_20_Internet_20_Link"><text:span text:style-name="T10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cfe" xlink:href="Pictures/100002010000011F0000063680020C693F67D91C.png" xlink:type="simple" xlink:show="embed" xlink:actuate="onLoad"/>
    <draw:marker draw:name="Symmetric_20_Arrow" draw:display-name="Symmetric Arrow" svg:viewBox="0 0 1131 902" svg:d="M564 0l-564 902h1131z"/>
    <draw:stroke-dash draw:name="Line_20_with_20_Fine_20_Dots" draw:display-name="Line with Fine Dots" draw:style="rect" draw:dots1="1" draw:dots1-length="2.007cm" draw:dots2="10" draw:distance="0.15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vertical-align="bottom"/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page-number="auto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0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ado_20_campo" style:display-name="Dado campo" style:family="paragraph" style:parent-style-name="Standard">
      <style:paragraph-properties fo:margin-top="0.03cm" fo:margin-bottom="0cm" style:writing-mode="page">
        <style:tab-stops/>
      </style:paragraph-properties>
      <style:text-properties fo:font-size="9pt" style:font-size-asian="10.5pt"/>
    </style:style>
    <style:style style:name="Dado_20_chave" style:display-name="Dado chave" style:family="paragraph" style:parent-style-name="Standard" style:master-page-name="">
      <style:paragraph-properties fo:margin-top="0.049cm" fo:margin-bottom="0cm" fo:text-align="center" style:justify-single-word="false" style:page-number="auto" style:writing-mode="page"/>
      <style:text-properties fo:font-size="7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999cm" fo:page-height="8.7cm" style:num-format="1" style:print-orientation="portrait" fo:margin-top="0.199cm" fo:margin-bottom="0cm" fo:margin-left="0.101cm" fo:margin-right="0.305cm" style:shadow="none" fo:background-color="transparent" style:writing-mode="lr-tb" draw:fill="none" draw:fill-color="#729fcf" draw:fill-image-name="cf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.999cm" fo:page-height="4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LibreOffice/5.1.6.2$Linux_X86_64 LibreOffice_project/10m0$Build-2</meta:generator>
    <dc:date>2018-03-23T17:35:46.322186126</dc:date>
    <meta:editing-duration>PT18H39M41S</meta:editing-duration>
    <meta:editing-cycles>351</meta:editing-cycles>
    <meta:document-statistic meta:table-count="1" meta:image-count="0" meta:object-count="0" meta:page-count="6" meta:paragraph-count="79" meta:word-count="190" meta:character-count="2147" meta:non-whitespace-character-count="1993"/>
  </office:meta>
</office:document-meta>
</file>